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5117" officeooo:paragraph-rsid="0014511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5117" officeooo:paragraph-rsid="0014511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5117" officeooo:paragraph-rsid="0014511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45117" officeooo:paragraph-rsid="0014511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Architecture</text:p>
      <text:p text:style-name="P2"/>
      <text:p text:style-name="P4">What is CSS Architecture?</text:p>
      <text:p text:style-name="P3">CSS architecture i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5:39:47.907318679</meta:creation-date>
    <dc:date>2022-01-10T15:41:31.485992463</dc:date>
    <meta:editing-duration>PT1M44S</meta:editing-duration>
    <meta:editing-cycles>1</meta:editing-cycles>
    <meta:document-statistic meta:table-count="0" meta:image-count="0" meta:object-count="0" meta:page-count="1" meta:paragraph-count="3" meta:word-count="9" meta:character-count="61" meta:non-whitespace-character-count="54"/>
    <meta:generator>LibreOffice/6.4.7.2$Linux_X86_64 LibreOffice_project/40$Build-2</meta:generator>
  </office:meta>
</office:document-meta>
</file>